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56116666666667cm" style:use-optimal-column-width="true"/>
    </style:style>
    <style:style style:name="co24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17:00:00" table:style-name="ce3">
            <text:p>19/3/20 17:00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17:00:00" table:style-name="ce3">
            <text:p>20/3/20 17:00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17:00:00" table:style-name="ce3">
            <text:p>21/3/20 17:00</text:p>
          </table:table-cell>
          <table:table-cell office:value-type="string" table:style-name="ce4">
            <text:p>ITA</text:p>
          </table:table-cell>
          <table:table-cell office:value-type="float" office:value="17708" table:style-name="ce4">
            <text:p>17708</text:p>
          </table:table-cell>
          <table:table-cell office:value-type="float" office:value="2857" table:style-name="ce4">
            <text:p>2857</text:p>
          </table:table-cell>
          <table:table-cell office:value-type="float" office:value="20565" table:style-name="ce4">
            <text:p>20565</text:p>
          </table:table-cell>
          <table:table-cell office:value-type="float" office:value="22116" table:style-name="ce4">
            <text:p>22116</text:p>
          </table:table-cell>
          <table:table-cell office:value-type="float" office:value="42681" table:style-name="ce4">
            <text:p>42681</text:p>
          </table:table-cell>
          <table:table-cell office:value-type="float" office:value="4821" table:style-name="ce4">
            <text:p>4821</text:p>
          </table:table-cell>
          <table:table-cell office:value-type="float" office:value="6072" table:style-name="ce4">
            <text:p>6072</text:p>
          </table:table-cell>
          <table:table-cell office:value-type="float" office:value="4825" table:style-name="ce4">
            <text:p>4825</text:p>
          </table:table-cell>
          <table:table-cell office:value-type="float" office:value="53578" table:style-name="ce4">
            <text:p>53578</text:p>
          </table:table-cell>
          <table:table-cell office:value-type="float" office:value="233222" table:style-name="ce4">
            <text:p>233222</text:p>
          </table:table-cell>
          <table:table-cell table:number-columns-repeated="16372"/>
        </table:table-row>
        <table:table-row table:number-rows-repeated="1048547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53578" table:formula="of:=[Dati.K29]" table:style-name="ce4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857" table:formula="of:=[Dati.D29]" table:style-name="ce4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6072" table:formula="of:=[Dati.I29]" table:style-name="ce4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825" table:formula="of:=[Dati.J29]" table:style-name="ce4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0565" table:formula="of:=[Dati.E29]" table:style-name="ce4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2116" table:formula="of:=[Dati.F29]" table:style-name="ce4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2681" table:formula="of:=[Dati.G29]" table:style-name="ce4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2" table:default-cell-style-name="ce1"/>
        <table:table-column table:style-name="co12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office:value-type="string" table:style-name="ce5">
            <text:p>d3</text:p>
          </table:table-cell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6">
            <text:p>18,88</text:p>
          </table:table-cell>
          <table:table-cell office:value-type="float" office:value="19.565610859728508" table:formula="of:=[.B3]/[Positivi.B3]" table:style-name="ce6">
            <text:p>19,57</text:p>
          </table:table-cell>
          <table:table-cell/>
          <table:table-cell table:style-name="ce1">
            <draw:frame draw:z-index="1" draw:id="id14" draw:style-name="a14" draw:name="Grafico 3" svg:x="0.35417in" svg:y="0.07083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6">
            <text:p>26,78</text:p>
          </table:table-cell>
          <table:table-cell office:value-type="float" office:value="27.726688102893892" table:formula="of:=[.B4]/[Positivi.B4]" table:style-name="ce6">
            <text:p>27,73</text:p>
          </table:table-cell>
          <table:table-cell table:number-columns-repeated="16376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6">
            <text:p>23,97</text:p>
          </table:table-cell>
          <table:table-cell office:value-type="float" office:value="24.9012987012987" table:formula="of:=[.B5]/[Positivi.B5]" table:style-name="ce6">
            <text:p>24,90</text:p>
          </table:table-cell>
          <table:table-cell table:number-columns-repeated="16376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office:value-type="float" office:value="4798" table:formula="of:=[.D6]-[.D5]" table:style-name="ce1">
            <text:p>4798</text:p>
          </table:table-cell>
          <table:table-cell table:style-name="ce1"/>
          <table:table-cell office:value-type="float" office:value="18.483076923076922" table:formula="of:=[.B6]/[Casi_totali.B6]" table:style-name="ce6">
            <text:p>18,48</text:p>
          </table:table-cell>
          <table:table-cell office:value-type="float" office:value="20.431972789115648" table:formula="of:=[.B6]/[Positivi.B6]" table:style-name="ce6">
            <text:p>20,43</text:p>
          </table:table-cell>
          <table:table-cell table:number-columns-repeated="16376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office:value-type="float" office:value="-209" table:formula="of:=[.D7]-[.D6]" table:style-name="ce1">
            <text:p>-209</text:p>
          </table:table-cell>
          <table:table-cell table:style-name="ce1"/>
          <table:table-cell office:value-type="float" office:value="17.67454954954955" table:formula="of:=[.B7]/[Casi_totali.B7]" table:style-name="ce6">
            <text:p>17,67</text:p>
          </table:table-cell>
          <table:table-cell office:value-type="float" office:value="19.116930572472594" table:formula="of:=[.B7]/[Positivi.B7]" table:style-name="ce6">
            <text:p>19,12</text:p>
          </table:table-cell>
          <table:table-cell table:number-columns-repeated="16376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office:value-type="float" office:value="-1969" table:formula="of:=[.D8]-[.D7]" table:style-name="ce1">
            <text:p>-1969</text:p>
          </table:table-cell>
          <table:table-cell table:style-name="ce1"/>
          <table:table-cell office:value-type="float" office:value="16.543439716312058" table:formula="of:=[.B8]/[Casi_totali.B8]" table:style-name="ce6">
            <text:p>16,54</text:p>
          </table:table-cell>
          <table:table-cell office:value-type="float" office:value="17.789323164918969" table:formula="of:=[.B8]/[Positivi.B8]" table:style-name="ce6">
            <text:p>17,79</text:p>
          </table:table-cell>
          <table:table-cell table:number-columns-repeated="16376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office:value-type="float" office:value="215" table:formula="of:=[.D9]-[.D8]" table:style-name="ce1">
            <text:p>215</text:p>
          </table:table-cell>
          <table:table-cell table:style-name="ce1"/>
          <table:table-cell office:value-type="float" office:value="12.471664698937426" table:formula="of:=[.B9]/[Casi_totali.B9]" table:style-name="ce6">
            <text:p>12,47</text:p>
          </table:table-cell>
          <table:table-cell office:value-type="float" office:value="13.396956246036778" table:formula="of:=[.B9]/[Positivi.B9]" table:style-name="ce6">
            <text:p>13,40</text:p>
          </table:table-cell>
          <table:table-cell table:number-columns-repeated="16376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office:value-type="float" office:value="252" table:formula="of:=[.D10]-[.D9]" table:style-name="ce1">
            <text:p>252</text:p>
          </table:table-cell>
          <table:table-cell table:style-name="ce1"/>
          <table:table-cell office:value-type="float" office:value="11.466110019646365" table:formula="of:=[.B10]/[Casi_totali.B10]" table:style-name="ce6">
            <text:p>11,47</text:p>
          </table:table-cell>
          <table:table-cell office:value-type="float" office:value="12.722070844686648" table:formula="of:=[.B10]/[Positivi.B10]" table:style-name="ce6">
            <text:p>12,72</text:p>
          </table:table-cell>
          <table:table-cell table:number-columns-repeated="16376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office:value-type="float" office:value="541" table:formula="of:=[.D11]-[.D10]" table:style-name="ce1">
            <text:p>541</text:p>
          </table:table-cell>
          <table:table-cell table:style-name="ce1"/>
          <table:table-cell office:value-type="float" office:value="10.334132693844925" table:formula="of:=[.B11]/[Casi_totali.B11]" table:style-name="ce6">
            <text:p>10,33</text:p>
          </table:table-cell>
          <table:table-cell office:value-type="float" office:value="11.425541316836059" table:formula="of:=[.B11]/[Positivi.B11]" table:style-name="ce6">
            <text:p>11,43</text:p>
          </table:table-cell>
          <table:table-cell table:number-columns-repeated="16376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office:value-type="float" office:value="1177" table:formula="of:=[.D12]-[.D11]" table:style-name="ce1">
            <text:p>1177</text:p>
          </table:table-cell>
          <table:table-cell table:style-name="ce1"/>
          <table:table-cell office:value-type="float" office:value="9.6591129815474268" table:formula="of:=[.B12]/[Casi_totali.B12]" table:style-name="ce6">
            <text:p>9,66</text:p>
          </table:table-cell>
          <table:table-cell office:value-type="float" office:value="11.026237989652623" table:formula="of:=[.B12]/[Positivi.B12]" table:style-name="ce6">
            <text:p>11,03</text:p>
          </table:table-cell>
          <table:table-cell table:number-columns-repeated="16376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office:value-type="float" office:value="-2926" table:formula="of:=[.D13]-[.D12]" table:style-name="ce1">
            <text:p>-2926</text:p>
          </table:table-cell>
          <table:table-cell table:style-name="ce1"/>
          <table:table-cell office:value-type="float" office:value="8.3882840850181442" table:formula="of:=[.B13]/[Casi_totali.B13]" table:style-name="ce6">
            <text:p>8,39</text:p>
          </table:table-cell>
          <table:table-cell office:value-type="float" office:value="9.8185679611650478" table:formula="of:=[.B13]/[Positivi.B13]" table:style-name="ce6">
            <text:p>9,82</text:p>
          </table:table-cell>
          <table:table-cell table:number-columns-repeated="16376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office:value-type="float" office:value="2928" table:formula="of:=[.D14]-[.D13]" table:style-name="ce1">
            <text:p>2928</text:p>
          </table:table-cell>
          <table:table-cell table:style-name="ce1"/>
          <table:table-cell office:value-type="float" office:value="7.8427523727351165" table:formula="of:=[.B14]/[Casi_totali.B14]" table:style-name="ce6">
            <text:p>7,84</text:p>
          </table:table-cell>
          <table:table-cell office:value-type="float" office:value="9.2847293156281925" table:formula="of:=[.B14]/[Positivi.B14]" table:style-name="ce6">
            <text:p>9,28</text:p>
          </table:table-cell>
          <table:table-cell table:number-columns-repeated="16376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office:value-type="float" office:value="234" table:formula="of:=[.D15]-[.D14]" table:style-name="ce1">
            <text:p>234</text:p>
          </table:table-cell>
          <table:table-cell table:style-name="ce1"/>
          <table:table-cell office:value-type="float" office:value="7.1497535271120176" table:formula="of:=[.B15]/[Casi_totali.B15]" table:style-name="ce6">
            <text:p>7,15</text:p>
          </table:table-cell>
          <table:table-cell office:value-type="float" office:value="8.3110057300928677" table:formula="of:=[.B15]/[Positivi.B15]" table:style-name="ce6">
            <text:p>8,31</text:p>
          </table:table-cell>
          <table:table-cell table:number-columns-repeated="16376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office:value-type="float" office:value="466" table:formula="of:=[.D16]-[.D15]" table:style-name="ce1">
            <text:p>466</text:p>
          </table:table-cell>
          <table:table-cell table:style-name="ce1"/>
          <table:table-cell office:value-type="float" office:value="6.7711186440677968" table:formula="of:=[.B16]/[Casi_totali.B16]" table:style-name="ce6">
            <text:p>6,77</text:p>
          </table:table-cell>
          <table:table-cell office:value-type="float" office:value="7.8185376546109282" table:formula="of:=[.B16]/[Positivi.B16]" table:style-name="ce6">
            <text:p>7,82</text:p>
          </table:table-cell>
          <table:table-cell table:number-columns-repeated="16376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office:value-type="float" office:value="-6158" table:formula="of:=[.D17]-[.D16]" table:style-name="ce1">
            <text:p>-6158</text:p>
          </table:table-cell>
          <table:table-cell table:style-name="ce1"/>
          <table:table-cell office:value-type="float" office:value="5.8685128652420406" table:formula="of:=[.B17]/[Casi_totali.B17]" table:style-name="ce6">
            <text:p>5,87</text:p>
          </table:table-cell>
          <table:table-cell office:value-type="float" office:value="6.7408891671884783" table:formula="of:=[.B17]/[Positivi.B17]" table:style-name="ce6">
            <text:p>6,74</text:p>
          </table:table-cell>
          <table:table-cell table:number-columns-repeated="16376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office:value-type="float" office:value="7032" table:formula="of:=[.D18]-[.D17]" table:style-name="ce1">
            <text:p>7032</text:p>
          </table:table-cell>
          <table:table-cell table:style-name="ce1"/>
          <table:table-cell office:value-type="float" office:value="5.9868952606168095" table:formula="of:=[.B18]/[Casi_totali.B18]" table:style-name="ce6">
            <text:p>5,99</text:p>
          </table:table-cell>
          <table:table-cell office:value-type="float" office:value="7.1365985435752881" table:formula="of:=[.B18]/[Positivi.B18]" table:style-name="ce6">
            <text:p>7,14</text:p>
          </table:table-cell>
          <table:table-cell table:number-columns-repeated="16376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office:value-type="float" office:value="2412" table:formula="of:=[.D19]-[.D18]" table:style-name="ce1">
            <text:p>2412</text:p>
          </table:table-cell>
          <table:table-cell table:style-name="ce1"/>
          <table:table-cell office:value-type="float" office:value="5.8701653025196601" table:formula="of:=[.B19]/[Casi_totali.B19]" table:style-name="ce6">
            <text:p>5,87</text:p>
          </table:table-cell>
          <table:table-cell office:value-type="float" office:value="6.9078375826251177" table:formula="of:=[.B19]/[Positivi.B19]" table:style-name="ce6">
            <text:p>6,91</text:p>
          </table:table-cell>
          <table:table-cell table:number-columns-repeated="16376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office:value-type="float" office:value="-4994" table:formula="of:=[.D20]-[.D19]" table:style-name="ce1">
            <text:p>-4994</text:p>
          </table:table-cell>
          <table:table-cell table:style-name="ce1"/>
          <table:table-cell office:value-type="float" office:value="5.6911930126381263" table:formula="of:=[.B20]/[Casi_totali.B20]" table:style-name="ce6">
            <text:p>5,69</text:p>
          </table:table-cell>
          <table:table-cell office:value-type="float" office:value="6.6991977568346446" table:formula="of:=[.B20]/[Positivi.B20]" table:style-name="ce6">
            <text:p>6,70</text:p>
          </table:table-cell>
          <table:table-cell table:number-columns-repeated="16376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office:value-type="float" office:value="-1844" table:formula="of:=[.D21]-[.D20]" table:style-name="ce1">
            <text:p>-1844</text:p>
          </table:table-cell>
          <table:table-cell table:style-name="ce1"/>
          <table:table-cell office:value-type="float" office:value="5.5202718006795015" table:formula="of:=[.B21]/[Casi_totali.B21]" table:style-name="ce6">
            <text:p>5,52</text:p>
          </table:table-cell>
          <table:table-cell office:value-type="float" office:value="6.5187562688064196" table:formula="of:=[.B21]/[Positivi.B21]" table:style-name="ce6">
            <text:p>6,52</text:p>
          </table:table-cell>
          <table:table-cell table:number-columns-repeated="16376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office:value-type="float" office:value="1585" table:formula="of:=[.D22]-[.D21]" table:style-name="ce1">
            <text:p>1585</text:p>
          </table:table-cell>
          <table:table-cell table:style-name="ce1"/>
          <table:table-cell office:value-type="float" office:value="5.1599943281183531" table:formula="of:=[.B22]/[Casi_totali.B22]" table:style-name="ce6">
            <text:p>5,16</text:p>
          </table:table-cell>
          <table:table-cell office:value-type="float" office:value="6.150422535211268" table:formula="of:=[.B22]/[Positivi.B22]" table:style-name="ce6">
            <text:p>6,15</text:p>
          </table:table-cell>
          <table:table-cell table:number-columns-repeated="16376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office:value-type="float" office:value="3842" table:formula="of:=[.D23]-[.D22]" table:style-name="ce1">
            <text:p>3842</text:p>
          </table:table-cell>
          <table:table-cell table:style-name="ce1"/>
          <table:table-cell office:value-type="float" office:value="5.0470360043641653" table:formula="of:=[.B23]/[Casi_totali.B23]" table:style-name="ce6">
            <text:p>5,05</text:p>
          </table:table-cell>
          <table:table-cell office:value-type="float" office:value="6.0621754113478623" table:formula="of:=[.B23]/[Positivi.B23]" table:style-name="ce6">
            <text:p>6,06</text:p>
          </table:table-cell>
          <table:table-cell table:number-columns-repeated="16376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office:value-type="float" office:value="-6713" table:formula="of:=[.D24]-[.D23]" table:style-name="ce1">
            <text:p>-6713</text:p>
          </table:table-cell>
          <table:table-cell table:style-name="ce1"/>
          <table:table-cell office:value-type="float" office:value="4.9307362401715515" table:formula="of:=[.B24]/[Casi_totali.B24]" table:style-name="ce6">
            <text:p>4,93</text:p>
          </table:table-cell>
          <table:table-cell office:value-type="float" office:value="5.9793698262037882" table:formula="of:=[.B24]/[Positivi.B24]" table:style-name="ce6">
            <text:p>5,98</text:p>
          </table:table-cell>
          <table:table-cell table:number-columns-repeated="16376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office:value-type="float" office:value="298" table:formula="of:=[.D25]-[.D24]" table:style-name="ce1">
            <text:p>298</text:p>
          </table:table-cell>
          <table:table-cell table:style-name="ce1"/>
          <table:table-cell office:value-type="float" office:value="4.7183711039167147" table:formula="of:=[.B25]/[Casi_totali.B25]" table:style-name="ce6">
            <text:p>4,72</text:p>
          </table:table-cell>
          <table:table-cell office:value-type="float" office:value="5.7039751362136446" table:formula="of:=[.B25]/[Positivi.B25]" table:style-name="ce6">
            <text:p>5,70</text:p>
          </table:table-cell>
          <table:table-cell table:number-columns-repeated="16376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office:value-type="float" office:value="8557" table:formula="of:=[.D26]-[.D25]" table:style-name="ce1">
            <text:p>8557</text:p>
          </table:table-cell>
          <table:table-cell table:style-name="ce1"/>
          <table:table-cell office:value-type="float" office:value="4.6353148713353685" table:formula="of:=[.B26]/[Casi_totali.B26]" table:style-name="ce6">
            <text:p>4,64</text:p>
          </table:table-cell>
          <table:table-cell office:value-type="float" office:value="5.7659700452803904" table:formula="of:=[.B26]/[Positivi.B26]" table:style-name="ce6">
            <text:p>5,77</text:p>
          </table:table-cell>
          <table:table-cell table:number-columns-repeated="16376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office:value-type="float" office:value="-5837" table:formula="of:=[.D27]-[.D26]" table:style-name="ce1">
            <text:p>-5837</text:p>
          </table:table-cell>
          <table:table-cell table:style-name="ce1"/>
          <table:table-cell office:value-type="float" office:value="4.4541732667235285" table:formula="of:=[.B27]/[Casi_totali.B27]" table:style-name="ce6">
            <text:p>4,45</text:p>
          </table:table-cell>
          <table:table-cell office:value-type="float" office:value="5.5069900572461581" table:formula="of:=[.B27]/[Positivi.B27]" table:style-name="ce6">
            <text:p>5,51</text:p>
          </table:table-cell>
          <table:table-cell table:number-columns-repeated="16376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office:value-type="float" office:value="6521" table:formula="of:=[.D28]-[.D27]" table:style-name="ce1">
            <text:p>6521</text:p>
          </table:table-cell>
          <table:table-cell table:style-name="ce1"/>
          <table:table-cell office:value-type="float" office:value="4.3998638906020711" table:formula="of:=[.B28]/[Casi_totali.B28]" table:style-name="ce6">
            <text:p>4,40</text:p>
          </table:table-cell>
          <table:table-cell office:value-type="float" office:value="5.4645007923930269" table:formula="of:=[.B28]/[Positivi.B28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33222" table:formula="of:=[Dati.L29]" table:style-name="ce4">
            <text:p>233222</text:p>
          </table:table-cell>
          <table:table-cell office:value-type="float" office:value="26336" table:formula="of:=[.B29]-[.B28]" table:style-name="ce1">
            <text:p>26336</text:p>
          </table:table-cell>
          <table:table-cell office:value-type="float" office:value="2227" table:formula="of:=[.C29]-[.C28]" table:style-name="ce1">
            <text:p>2227</text:p>
          </table:table-cell>
          <table:table-cell office:value-type="float" office:value="-4646" table:formula="of:=[.D29]-[.D28]" table:style-name="ce1">
            <text:p>-4646</text:p>
          </table:table-cell>
          <table:table-cell table:style-name="ce1"/>
          <table:table-cell office:value-type="float" office:value="4.3529433722796673" table:formula="of:=[.B29]/[Casi_totali.B29]" table:style-name="ce6">
            <text:p>4,35</text:p>
          </table:table-cell>
          <table:table-cell office:value-type="float" office:value="5.4643049600524822" table:formula="of:=[.B29]/[Positivi.B29]" table:style-name="ce6">
            <text:p>5,46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1T17:33:00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C$1" chart:values-cell-range-address="Casi_totali.$C$2:.$C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2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3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33" chart:class="chart:scatter" chart:attached-axis="primary-y" chart:style-name="G0S0">
            <chart:domain table:cell-range-address="Quarantena.$A$2:.$A$33"/>
            <chart:data-point chart:repeated="32"/>
          </chart:series>
          <chart:series chart:label-cell-address="Quarantena.$C$1" chart:values-cell-range-address="Quarantena.$C$2:.$C$33" chart:class="chart:scatter" chart:attached-axis="primary-y" chart:style-name="G0S1">
            <chart:domain table:cell-range-address="Quarantena.$A$2:.$A$33"/>
            <chart:data-point chart:repeated="32"/>
          </chart:series>
          <chart:series chart:label-cell-address="Quarantena.$D$1" chart:values-cell-range-address="Quarantena.$D$2:.$D$33" chart:class="chart:scatter" chart:attached-axis="primary-y" chart:style-name="G0S2">
            <chart:domain table:cell-range-address="Quarantena.$A$2:.$A$33"/>
            <chart:data-point chart:repeated="32"/>
          </chart:series>
          <chart:series chart:label-cell-address="Quarantena.$E$1" chart:values-cell-range-address="Quarantena.$E$2:.$E$33" chart:class="chart:scatter" chart:attached-axis="primary-y" chart:style-name="G0S3">
            <chart:domain table:cell-range-address="Quarantena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34" chart:class="chart:scatter" chart:attached-axis="primary-y" chart:style-name="G0S0">
            <chart:domain table:cell-range-address="Quarantena.$A$2:.$A$34"/>
            <chart:data-point chart:repeated="33"/>
          </chart:series>
          <chart:series chart:label-cell-address="Quarantena.$D$1" chart:values-cell-range-address="Quarantena.$D$2:.$D$34" chart:class="chart:scatter" chart:attached-axis="primary-y" chart:style-name="G0S1">
            <chart:domain table:cell-range-address="Quarantena.$A$2:.$A$34"/>
            <chart:data-point chart:repeated="33"/>
          </chart:series>
          <chart:series chart:label-cell-address="Quarantena.$E$1" chart:values-cell-range-address="Quarantena.$E$2:.$E$34" chart:class="chart:scatter" chart:attached-axis="primary-y" chart:style-name="G0S2">
            <chart:domain table:cell-range-address="Quarantena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34" chart:class="chart:scatter" chart:attached-axis="primary-y" chart:style-name="G0S0">
            <chart:domain table:cell-range-address="Positivi.$A$2:.$A$34"/>
            <chart:data-point chart:repeated="33"/>
          </chart:series>
          <chart:series chart:label-cell-address="Positivi.$C$1" chart:values-cell-range-address="Positivi.$C$2:.$C$34" chart:class="chart:scatter" chart:attached-axis="primary-y" chart:style-name="G0S1">
            <chart:domain table:cell-range-address="Positivi.$A$2:.$A$34"/>
            <chart:data-point chart:repeated="33"/>
          </chart:series>
          <chart:series chart:label-cell-address="Positivi.$D$1" chart:values-cell-range-address="Positivi.$D$2:.$D$34" chart:class="chart:scatter" chart:attached-axis="primary-y" chart:style-name="G0S2">
            <chart:domain table:cell-range-address="Positivi.$A$2:.$A$34"/>
            <chart:data-point chart:repeated="33"/>
          </chart:series>
          <chart:series chart:label-cell-address="Positivi.$E$1" chart:values-cell-range-address="Positivi.$E$2:.$E$34" chart:class="chart:scatter" chart:attached-axis="primary-y" chart:style-name="G0S3">
            <chart:domain table:cell-range-address="Positiv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35" chart:class="chart:scatter" chart:attached-axis="primary-y" chart:style-name="G0S0">
            <chart:domain table:cell-range-address="Positivi.$A$2:.$A$35"/>
            <chart:data-point chart:repeated="34"/>
          </chart:series>
          <chart:series chart:label-cell-address="Positivi.$D$1" chart:values-cell-range-address="Positivi.$D$2:.$D$35" chart:class="chart:scatter" chart:attached-axis="primary-y" chart:style-name="G0S1">
            <chart:domain table:cell-range-address="Positivi.$A$2:.$A$35"/>
            <chart:data-point chart:repeated="34"/>
          </chart:series>
          <chart:series chart:label-cell-address="Positivi.$E$1" chart:values-cell-range-address="Positivi.$E$2:.$E$35" chart:class="chart:scatter" chart:attached-axis="primary-y" chart:style-name="G0S2">
            <chart:domain table:cell-range-address="Positiv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5" chart:class="chart:scatter" chart:attached-axis="primary-y" chart:style-name="G0S0">
            <chart:domain table:cell-range-address="Positiv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2:.$B$36" chart:class="chart:scatter" chart:attached-axis="primary-y" chart:style-name="G0S0">
            <chart:domain table:cell-range-address="Tamponi.$A$2:.$A$36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2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32" chart:class="chart:scatter" chart:attached-axis="primary-y" chart:style-name="G0S0">
            <chart:domain table:cell-range-address="Terapia_inten.$A$3:.$A$32"/>
            <chart:data-point chart:repeated="30"/>
          </chart:series>
          <chart:series chart:label-cell-address="Terapia_inten.$C$1" chart:values-cell-range-address="Terapia_inten.$C$2:.$C$33" chart:class="chart:scatter" chart:attached-axis="primary-y" chart:style-name="G0S1">
            <chart:domain table:cell-range-address="Terapia_inten.$A$2:.$A$33"/>
            <chart:data-point chart:repeated="32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33" chart:class="chart:scatter" chart:attached-axis="primary-y" chart:style-name="G0S3">
            <chart:domain table:cell-range-address="Terapia_inten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34" chart:class="chart:scatter" chart:attached-axis="primary-y" chart:style-name="G0S0">
            <chart:domain table:cell-range-address="Guariti.$A$2:.$A$34"/>
            <chart:data-point chart:repeated="33"/>
          </chart:series>
          <chart:series chart:label-cell-address="Guariti.$C$1" chart:values-cell-range-address="Guariti.$C$2:.$C$34" chart:class="chart:scatter" chart:attached-axis="primary-y" chart:style-name="G0S1">
            <chart:domain table:cell-range-address="Guariti.$A$2:.$A$34"/>
            <chart:data-point chart:repeated="33"/>
          </chart:series>
          <chart:series chart:label-cell-address="Guariti.$D$1" chart:values-cell-range-address="Guariti.$D$2:.$D$34" chart:class="chart:scatter" chart:attached-axis="primary-y" chart:style-name="G0S2">
            <chart:domain table:cell-range-address="Guariti.$A$2:.$A$34"/>
            <chart:data-point chart:repeated="33"/>
          </chart:series>
          <chart:series chart:label-cell-address="Guariti.$E$1" chart:values-cell-range-address="Guariti.$E$2:.$E$34" chart:class="chart:scatter" chart:attached-axis="primary-y" chart:style-name="G0S3">
            <chart:domain table:cell-range-address="Guari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35" chart:class="chart:scatter" chart:attached-axis="primary-y" chart:style-name="G0S0">
            <chart:domain table:cell-range-address="Guariti.$A$2:.$A$35"/>
            <chart:data-point chart:repeated="34"/>
          </chart:series>
          <chart:series chart:label-cell-address="Guariti.$D$1" chart:values-cell-range-address="Guariti.$D$2:.$D$35" chart:class="chart:scatter" chart:attached-axis="primary-y" chart:style-name="G0S1">
            <chart:domain table:cell-range-address="Guariti.$A$2:.$A$35"/>
            <chart:data-point chart:repeated="34"/>
          </chart:series>
          <chart:series chart:label-cell-address="Guariti.$E$1" chart:values-cell-range-address="Guariti.$E$2:.$E$35" chart:class="chart:scatter" chart:attached-axis="primary-y" chart:style-name="G0S2">
            <chart:domain table:cell-range-address="Guari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2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8346456693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C$1" chart:values-cell-range-address="Deceduti.$C$2:.$C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2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3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34" chart:class="chart:scatter" chart:attached-axis="primary-y" chart:style-name="G0S0">
            <chart:domain table:cell-range-address="Ospedalizzati.$A$2:.$A$34"/>
            <chart:data-point chart:repeated="33"/>
          </chart:series>
          <chart:series chart:label-cell-address="Ospedalizzati.$C$1" chart:values-cell-range-address="Ospedalizzati.$C$2:.$C$34" chart:class="chart:scatter" chart:attached-axis="primary-y" chart:style-name="G0S1">
            <chart:domain table:cell-range-address="Ospedalizzati.$A$2:.$A$34"/>
            <chart:data-point chart:repeated="33"/>
          </chart:series>
          <chart:series chart:label-cell-address="Ospedalizzati.$D$1" chart:values-cell-range-address="Ospedalizzati.$D$2:.$D$34" chart:class="chart:scatter" chart:attached-axis="primary-y" chart:style-name="G0S2">
            <chart:domain table:cell-range-address="Ospedalizzati.$A$2:.$A$34"/>
            <chart:data-point chart:repeated="33"/>
          </chart:series>
          <chart:series chart:label-cell-address="Ospedalizzati.$E$1" chart:values-cell-range-address="Ospedalizzati.$E$2:.$E$34" chart:class="chart:scatter" chart:attached-axis="primary-y" chart:style-name="G0S3">
            <chart:domain table:cell-range-address="Ospedalizza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35" chart:class="chart:scatter" chart:attached-axis="primary-y" chart:style-name="G0S0">
            <chart:domain table:cell-range-address="Ospedalizzati.$A$2:.$A$35"/>
            <chart:data-point chart:repeated="34"/>
          </chart:series>
          <chart:series chart:label-cell-address="Ospedalizzati.$D$1" chart:values-cell-range-address="Ospedalizzati.$D$2:.$D$35" chart:class="chart:scatter" chart:attached-axis="primary-y" chart:style-name="G0S1">
            <chart:domain table:cell-range-address="Ospedalizzati.$A$2:.$A$35"/>
            <chart:data-point chart:repeated="34"/>
          </chart:series>
          <chart:series chart:label-cell-address="Ospedalizzati.$E$1" chart:values-cell-range-address="Ospedalizzati.$E$2:.$E$35" chart:class="chart:scatter" chart:attached-axis="primary-y" chart:style-name="G0S2">
            <chart:domain table:cell-range-address="Ospedalizza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